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bd6" officeooo:paragraph-rsid="00088bd6"/>
    </style:style>
    <style:style style:name="P2" style:family="paragraph" style:parent-style-name="Standard">
      <style:text-properties officeooo:rsid="00088bd6" officeooo:paragraph-rsid="000ea13c"/>
    </style:style>
    <style:style style:name="P3" style:family="paragraph" style:parent-style-name="Standard">
      <style:text-properties officeooo:rsid="00094461" officeooo:paragraph-rsid="000de964"/>
    </style:style>
    <style:style style:name="P4" style:family="paragraph" style:parent-style-name="Standard">
      <style:text-properties officeooo:rsid="000a4045" officeooo:paragraph-rsid="000de964"/>
    </style:style>
    <style:style style:name="P5" style:family="paragraph" style:parent-style-name="Standard">
      <style:text-properties officeooo:rsid="000b0270" officeooo:paragraph-rsid="000b0270"/>
    </style:style>
    <style:style style:name="P6" style:family="paragraph" style:parent-style-name="Standard">
      <style:text-properties officeooo:rsid="000b3a52" officeooo:paragraph-rsid="000de964"/>
    </style:style>
    <style:style style:name="P7" style:family="paragraph" style:parent-style-name="Standard">
      <style:text-properties officeooo:rsid="00094461" officeooo:paragraph-rsid="000ea13c"/>
    </style:style>
    <style:style style:name="P8" style:family="paragraph" style:parent-style-name="Standard">
      <style:text-properties officeooo:rsid="00088bd6" officeooo:paragraph-rsid="000de964"/>
    </style:style>
    <style:style style:name="P9" style:family="paragraph" style:parent-style-name="Standard">
      <style:text-properties officeooo:rsid="00088bd6" officeooo:paragraph-rsid="000ea13c"/>
    </style:style>
    <style:style style:name="P10" style:family="paragraph" style:parent-style-name="Standard">
      <style:text-properties officeooo:rsid="000b3a52" officeooo:paragraph-rsid="000c4e25"/>
    </style:style>
    <style:style style:name="P11" style:family="paragraph" style:parent-style-name="Standard">
      <style:text-properties officeooo:rsid="000f5d63" officeooo:paragraph-rsid="000f5d63"/>
    </style:style>
    <style:style style:name="P12" style:family="paragraph" style:parent-style-name="Standard">
      <style:text-properties officeooo:rsid="000b0270" officeooo:paragraph-rsid="000b0270"/>
    </style:style>
    <style:style style:name="P13" style:family="paragraph" style:parent-style-name="Standard">
      <style:text-properties officeooo:rsid="000b0270" officeooo:paragraph-rsid="000de964"/>
    </style:style>
    <style:style style:name="P14" style:family="paragraph" style:parent-style-name="Standard">
      <style:text-properties officeooo:rsid="001136f9" officeooo:paragraph-rsid="001136f9"/>
    </style:style>
    <style:style style:name="T1" style:family="text">
      <style:text-properties officeooo:rsid="00094461"/>
    </style:style>
    <style:style style:name="T2" style:family="text">
      <style:text-properties officeooo:rsid="000b3a52"/>
    </style:style>
    <style:style style:name="T3" style:family="text">
      <style:text-properties officeooo:rsid="000c4e25"/>
    </style:style>
    <style:style style:name="T4" style:family="text">
      <style:text-properties officeooo:rsid="000ea13c"/>
    </style:style>
    <style:style style:name="T5" style:family="text">
      <style:text-properties officeooo:rsid="000f5d63"/>
    </style:style>
    <style:style style:name="T6" style:family="text">
      <style:text-properties officeooo:rsid="0010db4a"/>
    </style:style>
    <style:style style:name="T7" style:family="text">
      <style:text-properties officeooo:rsid="001136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OX 2 Av. (<text:span text:style-name="T7"> Model C)</text:span></text:p>
      <text:p text:style-name="P1"/>
      <text:p text:style-name="P1">Nom____________________________________________________________________________</text:p>
      <text:p text:style-name="P1"/>
      <text:p text:style-name="P1"/>
      <text:p text:style-name="P5"><text:span text:style-name="T5">1</text:span>.- <text:span text:style-name="T7">El contingut d'</text:span><text:span text:style-name="T6">este fitxer en una </text:span><text:span text:style-name="T2">de la màquina </text:span><text:span text:style-name="T7">Linux6 amb IP </text:span><text:span text:style-name="T2">192.168.1.</text:span><text:span text:style-name="T7">6 </text:span><text:span text:style-name="T2">/24 é</text:span><text:span text:style-name="T7">s</text:span>:</text:p>
      <text:p text:style-name="P5"/>
      <text:p text:style-name="P5">[<text:span text:style-name="T7">Carpeta1</text:span>]</text:p>
      <text:p text:style-name="P5"><text:s text:c="3"/>path = /DIR1</text:p>
      <text:p text:style-name="P5"><text:s text:c="3"/>browseable = yes</text:p>
      <text:p text:style-name="P5"><text:s text:c="3"/>writable = yes</text:p>
      <text:p text:style-name="P5"><text:s text:c="3"/>guest ok = yes</text:p>
      <text:p text:style-name="P5"><text:s text:c="3"/>create mask = 0770</text:p>
      <text:p text:style-name="P5"><text:s text:c="3"/>directory mask = 0770</text:p>
      <text:p text:style-name="P5"/>
      <text:p text:style-name="P10"><text:span text:style-name="T7">Explica si:</text:span></text:p>
      <text:p text:style-name="P14"/>
      <text:p text:style-name="P14">a) De quin prootocol es tracta i on està el fitxer</text:p>
      <text:p text:style-name="P14">b) Respecte al protocol és un Servidor o Client</text:p>
      <text:p text:style-name="P14">c) Si fem ping Linux6 i no retorna cap valor, com ho solucionaries?</text:p>
      <text:p text:style-name="P14">d) Quina diferència hi ha entre Carpeta 1 i DIR1</text:p>
      <text:p text:style-name="P14">f) Podem fer que es veja amb altres noms en altres màquines? Com?</text:p>
      <text:p text:style-name="P14"/>
      <text:p text:style-name="P2"><text:span text:style-name="T7">2</text:span>.- Si e<text:span text:style-name="T7">n un </text:span>fitxer d'una màquina<text:span text:style-name="T7"> 192.168.2.1</text:span><text:span text:style-name="T4"> </text:span>t<text:span text:style-name="T4">ro</text:span>be açò, explica:</text:p>
      <text:p text:style-name="P2"/>
      <text:p text:style-name="P2">/DIR1 <text:span text:style-name="T4">192.168.1.2</text:span>(rw,sync,no_root_squash) </text:p>
      <text:p text:style-name="P2">/DIR2 <text:span text:style-name="T4">*</text:span>(rw,sync,no_root_squash) </text:p>
      <text:p text:style-name="P2">/DIR3 192.168.1.3(ro,sync,no_subtree_check)</text:p>
      <text:p text:style-name="P2"/>
      <text:p text:style-name="P2">a)<text:span text:style-name="T1"> </text:span><text:span text:style-name="T7">Quin protocol és i se </text:span><text:span text:style-name="T4">la màquina és </text:span>un servidor o un client<text:span text:style-name="T7"> respecte al protocol</text:span>?<text:span text:style-name="T1"> </text:span></text:p>
      <text:p text:style-name="P14">b) Creus que cal algun cnavi per a que funcione?</text:p>
      <text:p text:style-name="P7"><text:span text:style-name="T7">c</text:span>) En cas de ser servidor, necessàriament ha de ser Linux Server? En cas de ser client, necessàriament ha de ser Linux client?</text:p>
      <text:p text:style-name="P3"><text:span text:style-name="T7">d</text:span>) Si vull que apareguen estes carpetes /DIR1 en l'arbre de la màquina 192.168.1.<text:span text:style-name="T4">4</text:span>, què cal fer?<text:span text:style-name="T7"> Explica tots els passos.</text:span></text:p>
      <text:p text:style-name="P4"><text:span text:style-name="T7">e) Quin software intal·laries en esta màquina i en les altres (192.168.1.2 o 3)?</text:span></text:p>
      <text:p text:style-name="P13"/>
      <text:p text:style-name="P6"><text:span text:style-name="T7">3</text:span><text:span text:style-name="T3">.</text:span>-<text:span text:style-name="T7"> En un Windows Serve Core...</text:span></text:p>
      <text:p text:style-name="P8"/>
      <text:p text:style-name="P11">Com crearies un grup i, dins d'ell un usuari, d'ative directori que estigueren en una Unitat Organitzativa existent<text:span text:style-name="T7"> ? </text:span>Has de considerar que no coneixes les Unitat Organitzatives que hi ha</text:p>
      <text:p text:style-name="P11"/>
      <text:p text:style-name="P14">4.- Explica les diferències funcionals entre els dos protocols de compartició de carpetes estudiats en el mòdul esta avaluació. També les similituds i si cal instal·lar molt de softwa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51:03.576980342</meta:creation-date>
    <dc:date>2025-02-12T09:55:16.069823287</dc:date>
    <meta:editing-duration>PT21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72" meta:character-count="1648" meta:non-whitespace-character-count="1383"/>
  </office:meta>
</office:document-meta>
</file>